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8243in" table:align="left"/>
    </style:style>
    <style:style style:name="Table1.A" style:family="table-column">
      <style:table-column-properties style:column-width="3.824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222in" table:align="left"/>
    </style:style>
    <style:style style:name="Table2.A" style:family="table-column">
      <style:table-column-properties style:column-width="3.62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701in" table:align="left"/>
    </style:style>
    <style:style style:name="Table3.A" style:family="table-column">
      <style:table-column-properties style:column-width="2.570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language="el" fo:country="GR" style:text-underline-style="solid" style:text-underline-width="auto" style:text-underline-color="font-color" fo:font-weight="bold" officeooo:rsid="001e8521" officeooo:paragraph-rsid="001e8521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e0dcf" officeooo:paragraph-rsid="001e0dcf" style:font-weight-asian="bold" style:font-weight-complex="bold"/>
    </style:style>
    <style:style style:name="P3" style:family="paragraph" style:parent-style-name="Standard">
      <style:text-properties fo:language="el" fo:country="GR" fo:font-weight="normal" officeooo:rsid="001e0dcf" officeooo:paragraph-rsid="001e0dcf" style:font-weight-asian="normal" style:font-weight-complex="normal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officeooo:rsid="001e0dcf" officeooo:paragraph-rsid="001e0dcf" style:font-weight-asian="bold" style:font-weight-complex="bold"/>
    </style:style>
    <style:style style:name="P5" style:family="paragraph" style:parent-style-name="Standard">
      <style:text-properties fo:language="el" fo:country="GR" style:text-underline-style="none" fo:font-weight="normal" officeooo:rsid="001e0dcf" officeooo:paragraph-rsid="001e0dcf" style:font-weight-asian="normal" style:font-weight-complex="normal"/>
    </style:style>
    <style:style style:name="P6" style:family="paragraph" style:parent-style-name="Text_20_body" style:list-style-name="L1">
      <style:text-properties officeooo:paragraph-rsid="001e8521"/>
    </style:style>
    <style:style style:name="P7" style:family="paragraph" style:parent-style-name="Text_20_body" style:list-style-name="L1">
      <style:text-properties officeooo:paragraph-rsid="001f0e0e"/>
    </style:style>
    <style:style style:name="P8" style:family="paragraph" style:parent-style-name="Text_20_body" style:list-style-name="L1">
      <style:text-properties fo:language="el" fo:country="GR" fo:font-style="normal" style:text-underline-style="none" fo:font-weight="normal" officeooo:rsid="001e8521" officeooo:paragraph-rsid="001e8521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font-weight="bold" officeooo:paragraph-rsid="001f729b" style:font-weight-asian="bold" style:font-weight-complex="bold"/>
    </style:style>
    <style:style style:name="P10" style:family="paragraph" style:parent-style-name="Text_20_body">
      <style:text-properties fo:font-weight="bold" officeooo:paragraph-rsid="001f729b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f0e0e" style:font-weight-asian="normal" style:font-weight-complex="normal"/>
    </style:style>
    <style:style style:name="T3" style:family="text">
      <style:text-properties fo:language="en" fo:country="US" fo:font-weight="normal" officeooo:rsid="001f729b" style:font-weight-asian="normal" style:font-weight-complex="normal"/>
    </style:style>
    <style:style style:name="T4" style:family="text">
      <style:text-properties fo:language="en" fo:country="US" fo:font-weight="normal" officeooo:rsid="00237f41" style:font-weight-asian="normal" style:font-weight-complex="normal"/>
    </style:style>
    <style:style style:name="T5" style:family="text">
      <style:text-properties fo:language="en" fo:country="US" fo:font-style="normal" style:text-underline-style="none" fo:font-weight="bold" officeooo:rsid="001e8521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style:text-underline-style="none" fo:font-weight="bold" officeooo:rsid="001f0e0e" style:font-style-asian="normal" style:font-weight-asian="bold" style:font-style-complex="normal" style:font-weight-complex="bold"/>
    </style:style>
    <style:style style:name="T7" style:family="text">
      <style:text-properties fo:language="en" fo:country="US" fo:font-style="normal" style:text-underline-style="none" fo:font-weight="normal" officeooo:rsid="001e8521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officeooo:rsid="001f0e0e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225bc9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1f729b"/>
    </style:style>
    <style:style style:name="T12" style:family="text">
      <style:text-properties fo:language="en" fo:country="US" officeooo:rsid="0020f74d"/>
    </style:style>
    <style:style style:name="T13" style:family="text">
      <style:text-properties fo:language="el" fo:country="GR" fo:font-weight="normal" officeooo:rsid="001f0e0e" style:font-weight-asian="normal" style:font-weight-complex="normal"/>
    </style:style>
    <style:style style:name="T14" style:family="text">
      <style:text-properties fo:language="el" fo:country="GR" fo:font-weight="normal" officeooo:rsid="001f729b" style:font-weight-asian="normal" style:font-weight-complex="normal"/>
    </style:style>
    <style:style style:name="T15" style:family="text">
      <style:text-properties fo:language="el" fo:country="GR" fo:font-weight="normal" officeooo:rsid="0020f74d" style:font-weight-asian="normal" style:font-weight-complex="normal"/>
    </style:style>
    <style:style style:name="T16" style:family="text">
      <style:text-properties fo:language="el" fo:country="GR" fo:font-style="normal" style:text-underline-style="none" fo:font-weight="normal" officeooo:rsid="001e8521" style:font-style-asian="normal" style:font-weight-asian="normal" style:font-style-complex="normal" style:font-weight-complex="normal"/>
    </style:style>
    <style:style style:name="T17" style:family="text">
      <style:text-properties fo:language="el" fo:country="GR" fo:font-style="normal" style:text-underline-style="none" fo:font-weight="normal" officeooo:rsid="001f0e0e" style:font-style-asian="normal" style:font-weight-asian="normal" style:font-style-complex="normal" style:font-weight-complex="normal"/>
    </style:style>
    <style:style style:name="T18" style:family="text">
      <style:text-properties fo:language="el" fo:country="GR" fo:font-style="normal" style:text-underline-style="none" fo:font-weight="normal" officeooo:rsid="0020f74d" style:font-style-asian="normal" style:font-weight-asian="normal" style:font-style-complex="normal" style:font-weight-complex="normal"/>
    </style:style>
    <style:style style:name="T19" style:family="text">
      <style:text-properties fo:language="el" fo:country="GR" fo:font-style="normal" style:text-underline-style="none" fo:font-weight="normal" officeooo:rsid="00225bc9" style:font-style-asian="normal" style:font-weight-asian="normal" style:font-style-complex="normal" style:font-weight-complex="normal"/>
    </style:style>
    <style:style style:name="T20" style:family="text">
      <style:text-properties officeooo:rsid="001e852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0f7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ΕΚΟΣ ΕΥΑΓΓΕΛΟΣ 1115201400157</text:p>
      <text:p text:style-name="P2">ΜΕΝΤΖΕΛΟΣ ΗΛΙΑΣ 1115201400106</text:p>
      <text:p text:style-name="P2">ΠΑΝΤΕΛΙΑΔΗ <text:span text:style-name="T22">ΕΥΦΡΟΣΥΝΗ</text:span> 1115201400301</text:p>
      <text:p text:style-name="P2"/>
      <text:p text:style-name="P2">3η Ασκηση ΥΣΒΔ 2017-2018</text:p>
      <text:p text:style-name="P2"/>
      <text:p text:style-name="P2"/>
      <text:p text:style-name="P3">Η υλοποιήση της εργάσιας έ<text:span text:style-name="T22">γινε</text:span> σε γλώσσα <text:span text:style-name="T1">C </text:span>και βρίσκεται στο φάκελο <text:span text:style-name="T1">sorted_file_64.</text:span></text:p>
      <text:p text:style-name="P3">Υλοποιήσαμε όλα τα ζητούμενα της <text:span text:style-name="T22">εκφώνησης</text:span> και είναι πλήρ<text:span text:style-name="T22">ω</text:span>ς λειτουργική. Παρακάτω, ακολο<text:span text:style-name="T22">υ</text:span>θεί μια <text:span text:style-name="T22">σύντομη </text:span><text:span text:style-name="T1">περιγρα</text:span><text:span text:style-name="T20">φή</text:span> των δομών και των συναρτήσεων που χρησιμοποι<text:span text:style-name="T22">ούνται</text:span>.</text:p>
      <text:p text:style-name="P3"/>
      <text:p text:style-name="P4">ΔΟΜΕΣ</text:p>
      <text:p text:style-name="P4"/>
      <text:p text:style-name="P5"><text:span text:style-name="T22">Υλοποιήθηκε</text:span> μια δομ<text:span text:style-name="T22">ή</text:span> <text:span text:style-name="T1">heap, </text:span><text:span text:style-name="T12">ώστε να βρίσκουμε την ελάχιστη από τις bufferSize-1 εγγραφές, η οποία θα γραφτεί στο block του νέου αρχείου. Οι συναρτήσεις που την αποτελούν είναι</text:span> :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22"/>void update_heap(heap * my_heap, heap_node * node);</text:p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3"/>void add_heap(heap * my_heap, heap_node * node);</text:p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24"/>int is_empty_heap(heap * my_heap);</text:p>
            <text:p text:style-name="Table_20_Contents"/>
          </table:table-cell>
        </table:table-row>
      </table:table>
      <text:p text:style-name="Text_20_body">void delete_heap(heap ** my_heap); </text:p>
      <text:p text:style-name="Text_20_body"/>
      <text:p text:style-name="P1">ΣΥΝΑΡΤΗΣΕΙΣ </text:p>
      <text:list xml:id="list3341224157" text:style-name="L1">
        <text:list-item>
          <text:p text:style-name="P8"><text:span text:style-name="T21">int Compare(Record* record1,Record* record2,int fieldNo)</text:span>: <text:span text:style-name="T22">Χρησιμοποιείται</text:span> για την σ<text:span text:style-name="T22">ύ</text:span>γκριση <text:span text:style-name="T22">δύο </text:span>εγγραφών με βάση το <text:span text:style-name="T1">fieldNo</text:span></text:p>
        </text:list-item>
        <text:list-item>
          <text:p text:style-name="P6"><text:span text:style-name="T5">void Sort_Each_BufferSize_Blocks(int fd_temp , int copied_blocks , int fieldNo, int bufferSize):</text:span><text:span text:style-name="T16"> </text:span><text:span text:style-name="T18">Χρησιμοποιείται </text:span><text:span text:style-name="T16">για το πρ</text:span><text:span text:style-name="T18">ώ</text:span><text:span text:style-name="T16">το βήμα της ταξιν</text:span><text:span text:style-name="T18">ό</text:span><text:span text:style-name="T16">μησης. Ταξινομο</text:span><text:span text:style-name="T18">ύ</text:span><text:span text:style-name="T16">με επιτ</text:span><text:span text:style-name="T18">ό</text:span><text:span text:style-name="T16">που τα </text:span><text:span text:style-name="T7">blocks </text:span><text:span text:style-name="T16">του αρχείου σύμφωνα με το </text:span><text:span text:style-name="T7">bufferSize. </text:span><text:span text:style-name="T16">Γι’ α</text:span><text:span text:style-name="T18">υ</text:span><text:span text:style-name="T16">τ</text:span><text:span text:style-name="T18">ό</text:span><text:span text:style-name="T16"> το βήμα της ταξινόμησης υλοποιήσαμε και κάναμε χρ</text:span><text:span text:style-name="T18">ή</text:span><text:span text:style-name="T16">ση της </text:span><text:span text:style-name="T7">quicksort ( </text:span><text:span text:style-name="T10">void quicksort(char ** data, int low, int high, int fieldNo) </text:span><text:span text:style-name="T16">στην οποία αντίστοιχα χρησιμοποιο</text:span><text:span text:style-name="T18">ύ</text:span><text:span text:style-name="T16">με την </text:span><text:span text:style-name="T5">int partition(char ** data, int low, int high, int fieldNo) </text:span><text:span text:style-name="T17">η οπο</text:span><text:span text:style-name="T18">ί</text:span><text:span text:style-name="T17">α κάνει τους απαραίτητους </text:span><text:span text:style-name="T18">δισ</text:span><text:span text:style-name="T17">χωρ</text:span><text:span text:style-name="T18">ι</text:span><text:span text:style-name="T17">σμ</text:span><text:span text:style-name="T18">ό</text:span><text:span text:style-name="T17">ς για την </text:span><text:span text:style-name="T8">quicksort. </text:span><text:span text:style-name="T9">Συμπεριφερόμαστε στα bufferSize blocks σαν να είναι ενιαίος πίνακας και έτσι η ταξινόμηση έχει μικρές διαφορές με μία κανονική QuickSort σε έναν πίνακα.</text:span></text:p>
        </text:list-item>
        <text:list-item>
          <text:p text:style-name="P7"><text:span text:style-name="T6">void Copy_Block(int fd , int fd_temp):</text:span><text:span text:style-name="T17"> </text:span><text:span text:style-name="T19">Χρησιμοποιείται </text:span><text:span text:style-name="T17">για να αντιγράψουμε το αρχικό ΜΗ ταξινομημένο αρχε</text:span><text:span text:style-name="T18">ί</text:span><text:span text:style-name="T17">ο (που προκ</text:span><text:span text:style-name="T18">ύ</text:span><text:span text:style-name="T17">πτει απ</text:span><text:span text:style-name="T18">ό</text:span><text:span text:style-name="T17"> την </text:span><text:span text:style-name="T8">SR_InsertEntry(int fileDesc, Record record) ) </text:span><text:span text:style-name="T17">σε ένα προσωρινό, </text:span><text:span text:style-name="T18">έ</text:span><text:span text:style-name="T17">τσι ώστε σε αυτό να αρχίσουμε την ταξινόμηση.</text:span></text:p>
          <text:p text:style-name="P9"/>
        </text:list-item>
        <text:list-item>
          <text:p text:style-name="P9"><text:soft-page-break/>char * sort_by_level(int file_id, int level, int fieldNo, int bufferSize): <text:span text:style-name="T13">Εδ</text:span><text:span text:style-name="T15">ώ,</text:span><text:span text:style-name="T13"> γίνονται τα επ</text:span><text:span text:style-name="T15">ό</text:span><text:span text:style-name="T13">μενα επίπεδα της <text:s/>ταξινόμησης. Δημιουργε</text:span><text:span text:style-name="T15">ί</text:span><text:span text:style-name="T13"> </text:span><text:span text:style-name="T15">έ</text:span><text:span text:style-name="T13">να ν</text:span><text:span text:style-name="T15">έ</text:span><text:span text:style-name="T13">ο αρχε</text:span><text:span text:style-name="T15">ίο</text:span><text:span text:style-name="T13"> </text:span><text:span text:style-name="T15">ό</text:span><text:span text:style-name="T13">που τα </text:span><text:span text:style-name="T2">blocks </text:span><text:span text:style-name="T13">είναι ταξινομημένα. Πιο συγκεκριμένα, πρ</text:span><text:span text:style-name="T15">ό</text:span><text:span text:style-name="T13">κε</text:span><text:span text:style-name="T15">ιτ</text:span><text:span text:style-name="T13">αι για μια επαν</text:span><text:span text:style-name="T15">ά</text:span><text:span text:style-name="T13">ληψη όπου </text:span><text:span text:style-name="T14">φτιάχνει ενα προσ</text:span><text:span text:style-name="T15">ω</text:span><text:span text:style-name="T14">ριν</text:span><text:span text:style-name="T15">ό</text:span><text:span text:style-name="T14"> </text:span><text:span text:style-name="T15">α</text:span><text:span text:style-name="T14">ρχε</text:span><text:span text:style-name="T15">ι</text:span><text:span text:style-name="T14">ο και έχει </text:span><text:span text:style-name="T3">bufferSize – 1 blocks </text:span><text:span text:style-name="T14">απ</text:span><text:span text:style-name="T15">ό</text:span><text:span text:style-name="T14"> τα οποία διάβαζει κάθε φορά το μικρότερο στοιχ</text:span><text:span text:style-name="T15">εί</text:span><text:span text:style-name="T14">ο με τη χρήση του </text:span><text:span text:style-name="T3">heap </text:span><text:span text:style-name="T14">και γράφει στο ν</text:span><text:span text:style-name="T15">έ</text:span><text:span text:style-name="T14">ο αρχε</text:span><text:span text:style-name="T15">ίο</text:span><text:span text:style-name="T14">. </text:span><text:span text:style-name="T15">Έ</text:span><text:span text:style-name="T14">τσι σε κάθε επανάληψη ταξινομούνται (</text:span><text:span text:style-name="T3">bufferSize – 1 </text:span><text:span text:style-name="T14">)* </text:span><text:span text:style-name="T3">blocks </text:span><text:span text:style-name="T14">μέχρι να ταξινομηθούν όλα.</text:span></text:p>
        </text:list-item>
        <text:list-item>
          <text:p text:style-name="P9">void SR_ReadRecord(void * data, Record * record) : <text:span text:style-name="T14">Διαβάζει μια εγγραφ</text:span><text:span text:style-name="T15">ή </text:span><text:span text:style-name="T14">από το </text:span><text:span text:style-name="T3">block</text:span></text:p>
        </text:list-item>
        <text:list-item>
          <text:p text:style-name="P9"><text:span text:style-name="T11">void SR_PrintRecords(Record record) : </text:span><text:span text:style-name="T14">Γράφει μια εγγραφ</text:span><text:span text:style-name="T15">ή</text:span><text:span text:style-name="T14"> στο </text:span><text:span text:style-name="T3">block </text:span></text:p>
        </text:list-item>
        <text:list-item>
          <text:p text:style-name="P9"><text:span text:style-name="T11">void SR_PrintRecords(Record record) : </text:span><text:span text:style-name="T14">Εκτυπ</text:span><text:span text:style-name="T15">ώ</text:span><text:span text:style-name="T14">νει μια εγγραφ</text:span><text:span text:style-name="T15">ή</text:span><text:span text:style-name="T14"> απ</text:span><text:span text:style-name="T15">ό</text:span><text:span text:style-name="T14"> το </text:span><text:span text:style-name="T3">block</text:span></text:p>
        </text:list-item>
      </text:list>
      <text:p text:style-name="P10"><text:span text:style-name="T3"/></text:p>
      <text:p text:style-name="P10"><text:span text:style-name="T3">Ό</text:span><text:span text:style-name="T4">λες οι άλλες συναρτήσεις, εκτός από την <text:s/>SR_SortedFile, είναι ίδιες με την 1η άσκηση του μαθήματο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3:59:16.623000000</meta:creation-date>
    <dc:date>2018-01-14T16:08:22.259543021</dc:date>
    <meta:editing-duration>PT30M49S</meta:editing-duration>
    <meta:editing-cycles>5</meta:editing-cycles>
    <meta:generator>LibreOffice/5.4.2.2$Linux_X86_64 LibreOffice_project/40m0$Build-2</meta:generator>
    <meta:document-statistic meta:table-count="3" meta:image-count="0" meta:object-count="0" meta:page-count="2" meta:paragraph-count="22" meta:word-count="380" meta:character-count="2582" meta:non-whitespace-character-count="2224"/>
  </office:meta>
</office:document-meta>
</file>